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8000002AE84689D41.png" manifest:media-type="image/png"/>
  <manifest:file-entry manifest:full-path="Pictures/100002010000008200000082346FAA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Open Sans1" svg:font-family="'Open Sans'"/>
    <style:font-face style:name="Open Sans Light2" svg:font-family="'Open Sans Light'"/>
    <style:font-face style:name="Arial1" svg:font-family="Arial" style:font-family-generic="swiss"/>
    <style:font-face style:name="Calibri3" svg:font-family="Calibri" style:font-family-generic="swiss"/>
    <style:font-face style:name="Open Sans3" svg:font-family="'Open Sans'" style:font-family-generic="swiss"/>
    <style:font-face style:name="Calibri1" svg:font-family="Calibri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 Sans Light1" svg:font-family="'Open Sans Light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2" svg:font-family="'Open Sans'" style:font-family-generic="system" style:font-pitch="variable"/>
    <style:font-face style:name="Open Sans Light3" svg:font-family="'Open Sans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tellysbilde-notes">
      <style:graphic-properties draw:fill-color="#ffffff" fo:min-height="12.572cm"/>
    </style:style>
    <style:style style:name="pr4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tel_20_og_20_innhold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1" fo:font-size="26pt" fo:letter-spacing="normal" fo:font-style="normal" style:text-underline-style="none" fo:font-weight="bold" style:font-size-asian="26pt" style:font-style-asian="normal" style:font-weight-asian="bold" style:font-name-complex="Open Sans1" style:font-size-complex="2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 Light2" fo:font-size="18pt" fo:letter-spacing="normal" fo:font-style="normal" style:text-underline-style="none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tellysbilde" presentation:presentation-page-layout-name="AL1T0">
        <draw:frame draw:name="Tittel 1" presentation:style-name="pr1" draw:text-style-name="P2" draw:layer="layout" svg:width="21.589cm" svg:height="4.082cm" svg:x="1.905cm" svg:y="5.307cm" presentation:class="title" presentation:user-transformed="true">
          <draw:text-box>
            <text:p text:style-name="P1"><text:span text:style-name="T1">OpenMP introduction</text:span></text:p>
          </draw:text-box>
        </draw:frame>
        <draw:frame draw:name="Undertittel 2" presentation:style-name="pr2" draw:text-style-name="P4" draw:layer="layout" svg:width="21.565cm" svg:height="4.867cm" svg:x="1.929cm" svg:y="10.184cm" presentation:class="subtitle" presentation:user-transformed="true">
          <draw:text-box>
            <text:p text:style-name="P3"><text:span text:style-name="T2">Edvard Pedersen</text:span></text:p>
            <text:p text:style-name="P3"><text:span text:style-name="T2">Edvard.Pedersen@uit.n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ignment outline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What is OpenMP?</text:span></text:p>
          </draw:text-box>
        </draw:frame>
        <draw:frame draw:name="Plassholder for innhold 12" presentation:style-name="pr5" draw:text-style-name="P8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API for doing (semi-)automatic shared-memory parallel programming</text:span></text:p>
              </text:list-item>
              <text:list-item>
                <text:p text:style-name="P6"><text:span text:style-name="T4">Parallelism acheived through compiler directives</text:span></text:p>
                <text:list>
                  <text:list-item>
                    <text:p text:style-name="P7"><text:span text:style-name="T4">OpenMP parallelizes the code automatically based on the directives</text:span></text:p>
                  </text:list-item>
                </text:list>
                <text:p text:style-name="P7"><text:span text:style-name="T4"/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How to use OpenMP</text:span></text:p>
          </draw:text-box>
        </draw:frame>
        <draw:frame draw:name="Plassholder for innhold 12" presentation:style-name="pr5" draw:text-style-name="P8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Compile with -fopenmp</text:span></text:p>
              </text:list-item>
              <text:list-item>
                <text:p text:style-name="P6"><text:span text:style-name="T4">Add compiler directives to appropriate places in the code</text:span></text:p>
                <text:list>
                  <text:list-item>
                    <text:p text:style-name="P7"><text:span text:style-name="T4">Example: Mandelbrot code</text:span></text:p>
                  </text:list-item>
                </text:list>
              </text:list-item>
              <text:list-item>
                <text:p text:style-name="P7"><text:span text:style-name="T4">Use the OMP_NUM_THREADS environment variable to control the number of threads</text:span></text:p>
                <text:p text:style-name="P7"><text:span text:style-name="T4"/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Profiling and analysis</text:span></text:p>
          </draw:text-box>
        </draw:frame>
        <draw:frame draw:name="Plassholder for innhold 12" presentation:style-name="pr5" draw:text-style-name="P8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OmpP is a nice profiling library</text:span></text:p>
              </text:list-item>
              <text:list-item>
                <text:p text:style-name="P6"><text:span text:style-name="T4">For the sequential code, regular profiling is fine</text:span></text:p>
              </text:list-item>
              <text:list-item>
                <text:p text:style-name="P6"><text:span text:style-name="T4">You may want to trace the sequential code to find good places to parallelize</text:span></text:p>
              </text:list-item>
              <text:list-item>
                <text:p text:style-name="P6"><text:span text:style-name="T4">Valgrind DRD is useful for detecting data races 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The tricky parts</text:span></text:p>
          </draw:text-box>
        </draw:frame>
        <draw:frame draw:name="Plassholder for innhold 12" presentation:style-name="pr5" draw:text-style-name="P8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Shared memory</text:span></text:p>
                <text:list>
                  <text:list-item>
                    <text:p text:style-name="P7"><text:span text:style-name="T4">It's a nightmare!</text:span></text:p>
                  </text:list-item>
                </text:list>
              </text:list-item>
              <text:list-item>
                <text:p text:style-name="P7"><text:span text:style-name="T4">What can be shared?</text:span></text:p>
                <text:list>
                  <text:list-item>
                    <text:p text:style-name="P7"><text:span text:style-name="T4">For the mandelbrot code, everything is shared</text:span></text:p>
                  </text:list-item>
                  <text:list-item>
                    <text:p text:style-name="P7"><text:span text:style-name="T4">For Markovian, not quite so simple</text:span></text:p>
                  </text:list-item>
                </text:list>
              </text:list-item>
              <text:list-item>
                <text:p text:style-name="P7"><text:span text:style-name="T4">#pragma omp default(none) shared(var1,var2) private(var3)</text:span></text:p>
                <text:list>
                  <text:list-item>
                    <text:p text:style-name="P7"><text:span text:style-name="T4">Gives you compile-time errors if there are data dependencies you haven't cleared up</text:span></text:p>
                  </text:list-item>
                </text:list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The tricky parts cont.</text:span></text:p>
          </draw:text-box>
        </draw:frame>
        <draw:frame draw:name="Plassholder for innhold 12" presentation:style-name="pr5" draw:text-style-name="P8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Restrict execution to one thread at a time</text:span></text:p>
                <text:list>
                  <text:list-item>
                    <text:p text:style-name="P7"><text:span text:style-name="T4">Omp_(un)set_lock(lock_t *lock)</text:span></text:p>
                  </text:list-item>
                  <text:list-item>
                    <text:p text:style-name="P7"><text:span text:style-name="T4">#pragma omp atomic</text:span></text:p>
                  </text:list-item>
                  <text:list-item>
                    <text:p text:style-name="P7"><text:span text:style-name="T4">#pragma omp critic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#pragma omp master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Synchronization</text:span></text:p>
                <text:list>
                  <text:list-item>
                    <text:p text:style-name="P7"><text:span text:style-name="T4">#pragma omp barrier</text:span></text:p>
                  </text:list-item>
                  <text:list-item>
                    <text:p text:style-name="P7"><text:span text:style-name="T4">#pragma omp taskwait</text:span></text:p>
                  </text:list-item>
                </text:list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Tips and tricks</text:span></text:p>
          </draw:text-box>
        </draw:frame>
        <draw:frame draw:name="Plassholder for innhold 12" presentation:style-name="pr5" draw:text-style-name="P8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Try to find the place where you have the most to gain by parallelizing</text:span></text:p>
              </text:list-item>
              <text:list-item>
                <text:p text:style-name="P6"><text:span text:style-name="T4">Think about the data which is getting passed around, what can you share, and what do you need to duplicat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Open Sans1" svg:font-family="'Open Sans'"/>
    <style:font-face style:name="Open Sans Light2" svg:font-family="'Open Sans Light'"/>
    <style:font-face style:name="Arial1" svg:font-family="Arial" style:font-family-generic="swiss"/>
    <style:font-face style:name="Calibri3" svg:font-family="Calibri" style:font-family-generic="swiss"/>
    <style:font-face style:name="Open Sans3" svg:font-family="'Open Sans'" style:font-family-generic="swiss"/>
    <style:font-face style:name="Calibri1" svg:font-family="Calibri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 Sans Light1" svg:font-family="'Open Sans Light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2" svg:font-family="'Open Sans'" style:font-family-generic="system" style:font-pitch="variable"/>
    <style:font-face style:name="Open Sans Light3" svg:font-family="'Open Sans Light'" style:font-family-generic="system" style:font-pitch="variable"/>
  </office:font-face-decls>
  <office:styles>
    <draw:gradient draw:name="Gradient_20_7" draw:display-name="Gradient 7" draw:style="linear" draw:start-color="#ffffff" draw:end-color="#a8c8e0" draw:start-intensity="100%" draw:end-intensity="100%" draw:angle="350" draw:border="54%"/>
    <draw:gradient draw:name="Gradient_20_8" draw:display-name="Gradient 8" draw:style="linear" draw:start-color="#9bc7c8" draw:end-color="#00617f" draw:start-intensity="100%" draw:end-intensity="100%" draw:angle="680" draw:border="0%"/>
    <draw:opacity draw:name="msTransGradient_20_1" draw:display-name="msTransGradient 1" draw:style="linear" draw:start="100%" draw:end="54%" draw:angle="350" draw:border="54%"/>
    <draw:opacity draw:name="msTransGradient_20_2" draw:display-name="msTransGradient 2" draw:style="linear" draw:start="100%" draw:end="54%" draw:angle="350" draw:border="5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shrink-to-fit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 Light2" fo:font-family="'Open Sans Light'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 Light2" style:font-family-complex="'Open Sans Light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1" style:font-family-complex="'Open Sans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 Light2" fo:font-family="'Open Sans Light'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 Light2" style:font-family-complex="'Open Sans Light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1" style:font-family-complex="'Open Sans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gradient-name="Gradient_20_7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solid" svg:stroke-width="0.071cm" svg:stroke-color="#fffff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solid" svg:stroke-width="0.071cm" svg:stroke-color="#15718f" svg:stroke-opacity="16%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solid" svg:stroke-width="0.053cm" svg:stroke-color="#00617f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solid" svg:stroke-width="0.035cm" svg:stroke-color="#00617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8" style:family="graphic" style:parent-style-name="standard">
      <style:graphic-properties draw:stroke="none" svg:stroke-width="0.026cm" draw:fill="gradient" draw:fill-gradient-name="Gradient_20_8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solid" svg:stroke-width="0.071cm" svg:stroke-color="#9bc7c8" svg:stroke-opacity="3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0" style:family="graphic" style:parent-style-name="standard">
      <style:graphic-properties draw:stroke="solid" svg:stroke-width="0.053cm" svg:stroke-color="#9bc7c8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1" style:family="graphic" style:parent-style-name="standard">
      <style:graphic-properties draw:stroke="solid" svg:stroke-width="0.053cm" svg:stroke-color="#9bc7c8" svg:stroke-opacity="2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2" style:family="graphic" style:parent-style-name="standard">
      <style:graphic-properties draw:stroke="solid" svg:stroke-width="0.141cm" svg:stroke-color="#f1b523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3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fill="gradient" draw:fill-gradient-name="Gradient_20_7" draw:opacity-name="msTrans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tellysbil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tellysbil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tel_20_og_20_innhold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8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MP12" style:family="paragraph">
      <loext:graphic-properties draw:fill="gradient" draw:fill-gradient-name="Gradient_20_7" draw:opacity-name="msTransGradient_20_2"/>
      <style:paragraph-properties fo:text-align="start" style:font-independent-line-spacing="true"/>
      <style:text-properties fo:font-size="18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Open Sans1" fo:font-size="26pt" fo:letter-spacing="normal" fo:font-style="normal" style:text-underline-style="none" fo:font-weight="bold" style:font-size-asian="26pt" style:font-style-asian="normal" style:font-weight-asian="bold" style:font-name-complex="Open Sans1" style:font-size-complex="2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Open Sans Light2" fo:font-size="18pt" fo:letter-spacing="normal" fo:font-style="normal" style:text-underline-style="none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Open Sans Light2" fo:font-size="14pt" fo:letter-spacing="normal" fo:font-style="normal" style:text-underline-style="none" fo:font-weight="normal" style:font-size-asian="14pt" style:font-style-asian="normal" style:font-weight-asian="normal" style:font-name-complex="Open Sans Light2" style:font-size-complex="14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Open Sans Light2" fo:font-size="9pt" fo:letter-spacing="normal" fo:font-style="normal" style:text-underline-style="none" fo:font-weight="normal" style:font-size-asian="9pt" style:font-style-asian="normal" style:font-weight-asian="normal" style:font-name-complex="Open Sans Light2" style:font-size-complex="9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Open Sans Light2" fo:font-size="12pt" fo:letter-spacing="normal" fo:font-style="normal" style:text-underline-style="none" fo:font-weight="normal" style:font-size-asian="12pt" style:font-style-asian="normal" style:font-weight-asian="normal" style:font-name-complex="Open Sans Light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tellysbilde" style:page-layout-name="PM1" draw:style-name="Mdp1">
      <draw:custom-shape draw:name="Rektangel 7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custom-shape draw:name="Rektangel 8" draw:style-name="Mgr8" draw:text-style-name="MP7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tel 1" presentation:style-name="Mpr1" draw:text-style-name="MP9" draw:layer="backgroundobjects" svg:width="21.589cm" svg:height="4.082cm" svg:x="1.905cm" svg:y="5.307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Undertittel 2" presentation:style-name="Mpr2" draw:text-style-name="MP11" draw:layer="backgroundobjects" svg:width="21.565cm" svg:height="4.867cm" svg:x="1.929cm" svg:y="10.184cm" presentation:class="subtitle" presentation:user-transformed="true">
        <draw:text-box>
          <text:p text:style-name="MP10"><text:span text:style-name="MT3">Click to edit Master subtitle style</text:span></text:p>
        </draw:text-box>
      </draw:frame>
      <draw:line draw:name="Rett linje 14" draw:style-name="Mgr9" draw:text-style-name="MP6" draw:layer="backgroundobjects" svg:x1="6.083cm" svg:y1="19.05cm" svg:x2="25.4cm" svg:y2="10.417cm">
        <text:p/>
      </draw:line>
      <draw:line draw:name="Rett linje 16" draw:style-name="Mgr10" draw:text-style-name="MP6" draw:layer="backgroundobjects" svg:x1="16.528cm" svg:y1="7.111cm" svg:x2="22.167cm" svg:y2="19.049cm">
        <text:p/>
      </draw:line>
      <draw:line draw:name="Rett linje 17" draw:style-name="Mgr11" draw:text-style-name="MP6" draw:layer="backgroundobjects" svg:x1="14.917cm" svg:y1="11.128cm" svg:x2="25.4cm" svg:y2="15.306cm">
        <text:p/>
      </draw:line>
      <draw:line draw:name="Rett linje 11" draw:style-name="Mgr12" draw:text-style-name="MP6" draw:layer="backgroundobjects" svg:x1="19.24cm" svg:y1="0cm" svg:x2="11.962cm" svg:y2="19.05cm">
        <text:p/>
      </draw:line>
      <draw:line draw:name="Rett linje 27" draw:style-name="Mgr13" draw:text-style-name="MP6" draw:layer="backgroundobjects" svg:x1="2.196cm" svg:y1="9.64cm" svg:x2="14.917cm" svg:y2="9.644cm">
        <text:p/>
      </draw:line>
      <draw:frame draw:name="Bilde 19" draw:style-name="Mgr14" draw:text-style-name="MP6" draw:layer="backgroundobjects" svg:width="1.479cm" svg:height="1.479cm" svg:x="22.603cm" svg:y="16.64cm">
        <draw:image xlink:href="Pictures/100002010000008200000082346FAA3F.png" xlink:type="simple" xlink:show="embed" xlink:actuate="onLoad">
          <text:p/>
        </draw:image>
      </draw:frame>
      <draw:frame draw:name="Bilde 20" draw:style-name="Mgr14" draw:text-style-name="MP6" draw:layer="backgroundobjects" svg:width="3.777cm" svg:height="6.351cm" svg:x="0cm" svg:y="0cm">
        <draw:image xlink:href="Pictures/1000020100000198000002AE84689D41.png" xlink:type="simple" xlink:show="embed" xlink:actuate="onLoad">
          <text:p/>
        </draw:image>
      </draw:frame>
      <draw:frame presentation:style-name="Tittellysbil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tellysbilde-title" draw:layer="backgroundobjects" svg:width="13.968cm" svg:height="10.476cm" svg:x="3.81cm" svg:y="2.123cm" presentation:class="page"/>
        <draw:frame presentation:style-name="Tittellysbil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draw:custom-shape draw:name="Rektangel 7" draw:style-name="Mgr15" draw:text-style-name="MP12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frame draw:name="Tittel 1" presentation:style-name="Mpr5" draw:text-style-name="MP9" draw:layer="backgroundobjects" svg:width="21.888cm" svg:height="3.379cm" svg:x="1.862cm" svg:y="0.834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Plassholder for innhold 2" presentation:style-name="Mpr6" draw:text-style-name="MP16" draw:layer="backgroundobjects" svg:width="22.859cm" svg:height="12.152cm" svg:x="0.915cm" svg:y="4.864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5">Second level</text:span></text:p>
                                          <text:list>
                                            <text:list-item>
                                              <text:p text:style-name="MP14"><text:span text:style-name="MT6">Third level</text:span></text:p>
                                              <text:list>
                                                <text:list-item>
                                                  <text:p text:style-name="MP15"><text:span text:style-name="MT6">Fourth level</text:span></text:p>
                                                </text:list-item>
                                                <text:list-item>
                                                  <text:p text:style-name="MP15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7" draw:text-style-name="MP18" draw:layer="backgroundobjects" svg:width="1.798cm" svg:height="1.013cm" svg:x="1.979cm" svg:y="17.657cm" presentation:class="date-time" presentation:user-transformed="true">
        <draw:text-box>
          <text:p text:style-name="MP17"><text:span text:style-name="MT7"><text:date style:data-style-name="D1" text:date-value="2015-09-17">9/17/15</text:date></text:span></text:p>
        </draw:text-box>
      </draw:frame>
      <draw:frame draw:name="Plassholder for bunntekst 4" presentation:style-name="Mpr7" draw:text-style-name="MP19" draw:layer="backgroundobjects" svg:width="8.042cm" svg:height="1.013cm" svg:x="4.142cm" svg:y="17.657cm" presentation:class="footer" presentation:user-transformed="true">
        <draw:text-box>
          <text:p/>
        </draw:text-box>
      </draw:frame>
      <draw:frame draw:name="Plassholder for lysbildenummer 5" presentation:style-name="Mpr7" draw:text-style-name="MP21" draw:layer="backgroundobjects" svg:width="5.074cm" svg:height="1.013cm" svg:x="18.203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Tittel_20_og_20_innhold-title" draw:layer="backgroundobjects" svg:width="13.968cm" svg:height="10.476cm" svg:x="3.81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pe005</meta:initial-creator>
    <dc:creator>Edvard Pedersen</dc:creator>
    <meta:editing-cycles>19</meta:editing-cycles>
    <meta:creation-date>2013-09-04T08:55:23</meta:creation-date>
    <dc:date>2015-09-17T17:29:38.939604967</dc:date>
    <meta:editing-duration>PT1H15M9S</meta:editing-duration>
    <meta:generator>LibreOffice/4.4.2.2$Linux_X86_64 LibreOffice_project/40m0$Build-2</meta:generator>
    <meta:document-statistic meta:object-count="7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Mal_blaa_engelsk" xlink:href=""/>
  </office:meta>
</office:document-meta>
</file>